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25-02-04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24-01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23-01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22-02-15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21-01-2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20-01-2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9-02-1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8-02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7-01-2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6-01-0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4-12-1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4-01-1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3-01-1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2-01-18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1-01-0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10-01-0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9-02-04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8-01-0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6-12-29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6-01-1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5-01-2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4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3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1008" calcext:value-type="float">
            <text:p>101.7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2-01-1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1-01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2000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8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9095405501</text:p>
          </table:table-cell>
          <table:table-cell office:value-type="string" calcext:value-type="string">
            <text:p>197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